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  <table:table-cell office:value-type="string" calcext:value-type="string">
            <text:p>Förstärkande</text:p>
          </table:table-cell>
          <table:table-cell office:value-type="string" calcext:value-type="string">
            <text:p>Svar</text:p>
          </table:table-cell>
          <table:table-cell office:value-type="string" calcext:value-type="string">
            <text:p>Interjektion</text:p>
          </table:table-cell>
          <table:table-cell office:value-type="string" calcext:value-type="string">
            <text:p>Visat intresse</text:p>
          </table:table-cell>
          <table:table-cell office:value-type="string" calcext:value-type="string">
            <text:p>Tidsfunk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za společnost všechno , (nesrozumitelné) , no já nevim tak &lt;no&gt; tak ten chlap říká že že je hroznej jako 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fakt asi to je jako , jo to jako jo &lt;no&gt; , to je š já bych - jenomže mekáč j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y vole , no jo to povidal to povidal prej &lt;no&gt; já sem něco řikal že jako alk* jako tvrdej moc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protože mu samozřejmě nechali těch patnáct a sedmnáct že , &lt;no&gt; tak tak vyplýtval druhou nápovědu , no , ale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znáš to když je ksicht křivej tak - no , &lt;no&gt; , tak je všechno křivý , neuč se nadávat zrcadl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smích) že to nemam zapotřebí , příliš velká výzva , &lt;no&gt; aspoň bych to jako mohla citovat že jo , jak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zase vrátíš jako , co budete dělat na soudech ? &lt;no&gt; dívat se jak to tam chodí to je správa ž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yla Bopa Třebíč prodejna a sem si tam koupila boty &lt;no&gt; a já mam ty co sem měla do Londýna fantastický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ě přijeď a já ti tady klidně vytřu , jo &lt;no&gt; to víš že jo ! klidně ti vytřu všude hel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uď je línej anebo prostě to nepozná , je vychovanej &lt;no&gt; , trošku , (nesrozumitelné) (hovor je přehlučen letadlem) no takže já sem s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, a to stačí že jo ? Boni poď ! &lt;no&gt; jo tak nám to nám to stačí , tak s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, + nebo něco práci jako že , hmm , &lt;no&gt; a prostě sem vo tom přemejšlel jako třeba ty j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 já se na ni pod* jako podívala s výrazem &lt;no&gt; takhle to je vždycky no , já taky nevim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karta zatim , eště jí eště jí nepřišla karta ? &lt;no&gt; má ale ještě neměla čas jí vyzvednout , mám al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apij , jé a ta byla čerstvá že jo ? &lt;no&gt; , jéžiš tak to - to bude to bude krásnej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ty nový ty nový krabi je tam všechny rozmastili , &lt;no&gt; , to sem nějak nepochopila , to je jako te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i neznáš , no to jak se chová , ale &lt;no&gt; doře ale nemusí bejt primitivní , sou jenom drby takový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děti ty to hnedka ušmudlaj + hmm , no jasně &lt;no&gt; , + tak pro ně se to vyplatí za t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osí ale - to je taková (nesrozumitelné) móda teďka , &lt;no&gt; všecko hezký už se zkusilo teďka se vyžívaj v to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by ji někde nechala , mně to příde jako no &lt;no&gt; , ale to by mně zajímalo kde mám tu tužk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enší ta babička , no vona teďka přibrala prej , &lt;no&gt; ale von byl takovej vysokej fešák to von byl dos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ako těsně vedle sebe málem sem taky mohla bejt + &lt;no&gt; ale z ty garáže můžem vyjíždět teda jako (nesrozumitelné) -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unavená ? vona tam měla kasičku - seš unavená ? &lt;no&gt; dneska ne , no , to je NJ fakt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em já tak hraj , (smích) já mám hrát , &lt;no&gt; prej seš kupec , jo já sem kupec vlastně ah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ede ty Vlčata víš nebo pomáhá víst ty takový nejmenší &lt;no&gt; , voni ho maj všichni zaboha , (smích) to s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htěla sem mít jednou klid , + jo takle , &lt;no&gt; já se nezamykam protože to mně to za to nikd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že jo nebo takže podle toho to musíš zařídit , &lt;no&gt; dyť vona mi to už jako v pondělí všechno příd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peníze dostane z těch vě* věnců jako od taťky + &lt;no&gt; + + nevim no , + to je frajer tak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e taky bála aby to maso , snad bude dobrý &lt;no&gt; , určitě , jako nevim no , mělo by bej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z těch malejch kuřat , hmm , (kašel) dobrý ? &lt;no&gt; dobrý to jen sem nastydlej trošku , NJ je tak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, takový příjemný , ale chtělo to všude víc času &lt;no&gt; , to je jasný , to chce vždycky i když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en domácí krém to by mohlo bejt dobrý , určitě &lt;no&gt; , myslim že ten krém je ten hlavní základ toho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ala vařit do papiňáku k večeři + hmm , + &lt;no&gt; tak to , (smích) no to si dá Pepa první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docela fakt se vyjezdila teda , no ale pak vona &lt;no&gt; tak vobtelefonovala všechny svý kamarádky viď + (smích) + nikom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íš jako jestli bys tam něco napsala jako no , &lt;no&gt; no ne moc ne , hmm , právě že ta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enom po chodníku to je hovno vedle hovna , no &lt;no&gt; no no no jenom že bohužel nikdo , já řiká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ždyť vám řikam to je vo tý kolíbce a + &lt;no&gt; jasně nonono , + žebříčku a košilce tohleto samý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le + + ty #s to zvládnul , no jo &lt;no&gt; , to fakt bylo hrozným já - + ale fakt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i myslim tak sto padesát ne ? sto padesát ? &lt;no&gt; , dvě stě padesát je moc na Mozarta , nevi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že tak jako kde bych to využíval a tak , &lt;no&gt; jó vono to stojí stojí to ňákou korunu to ví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pod voko , a nemusim bejt najedená , ne , &lt;no&gt; abych si nevyrejpla @ panenku , ta prej seděla n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ocialistickej - ty nechodíš k jednomu pořád nemáš jako - &lt;no&gt; my sme na to zastřižení konečků je mi líto jí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koupíme jo ? maminka vo jí chce jako jo ? &lt;no&gt; a maminka vo tom nevěděla , chtěla jí už as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ych zorganizovala ňákej jako dyž by mohla i NN , &lt;no&gt; já bych to udělal protože - protože NN nedávno řikal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y #s to jenom barvila nebatikovalas to nebo batikovala ? &lt;no&gt; s holkama sme to v pátek navázaly ale voni t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ejval jo jako pod těma vobrázkama , no no no &lt;no&gt; no a druhá pod voknem a je tam teda t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ale budete tam budete moct povídat když tam bude ? &lt;no&gt; né tak bysme si šli třeba sednout do mekáče vo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y chlapy pořád někoho přes ten internet hledá a shání &lt;no&gt; tak vona mohla jit teďka bydlet po ty že j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už ho celý nesnim , + a - tak napůl &lt;no&gt; tak si ho - já to klidně snim všecko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kam se dává ten hever a jak se tam dává &lt;no&gt; to bys nepřišla kdybys to ne* nevěděla jo ti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eříkal Danek jak je s* na tom se školou ? &lt;no&gt; špatně dělá tady v Kauflandu + (nesrozumitelné) , + vo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áš jedno , co se s tim nechá udělat , &lt;no&gt; tak to je teda voni po asi pěti letech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, ale je to von zase na ty leta , &lt;no&gt; to je , nebo teďkon dyž sem mu tam +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o míchat , no a tehdy to tak eště nebylo &lt;no&gt; a tak sme @ zkoušeli míchat různý chemikálie a zkoušel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ůbec teďka neni napsanej ne ? neni no , neni &lt;no&gt; protože nám ho seškrtli že jo + (nesrozumitelné) , +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am byl skoro eště menší než já Vojtěch , (smích) &lt;no&gt; , a jako fyzičku pilovali to je zas pravda n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garáže - hele taťko já ti řeknu takhle jo ? &lt;no&gt; ? když bysem měla prostě v baráku kterej je stejně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o taky , a eště různý jiný , většinou hadry &lt;no&gt; , céaá a á @ é a é a kvé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amka obdivuje jak se v tom můžeš vyznat a + &lt;no&gt; když to je otázka jesli + + a vyřešit 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e vodpuzovač anebo je zabiješ přímo ? (nesrozumitelné) zabíječ , &lt;no&gt; tak - to je zabíječ , to mi dala Katk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no a dyť jedem počkej , pojedete s náma ? &lt;no&gt; jo , asi jo , se ustrojíme , to bud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docela dlouho , a teď ? no teď už né &lt;no&gt; , no jasně je fakt že sem tenkrát bejval vydrzlejší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kolipakrát my sme tadyhlecto už kartáčovali ? ani jednou , &lt;nó&gt; tak vidíš , hmm , tak to my na vá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šichni maj všechny vlastně maj tmavě modrý všechny děti , &lt;no&gt; a Mareček má (nesrozumitelné) furt , Mareček měl taky tmavý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, jé tak to si jeden vemu , děkuju , &lt;no&gt; dej mamce , vem si taky , já nechci j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y latě + to bylo na hovno ? + protože &lt;no&gt; na hovno protože von je měl blbě rozměřený + j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(nesrozumitelné) , to je možný to je možný no , &lt;no&gt; , von si to nechce připustit , že je starej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schůzi , jo , ale nevim proč ji maj , &lt;no&gt; jo no to je potřeba , no tak de n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 co voni v tom tělocviku dělaj ? to + &lt;no&gt; , + dělaj teorii anebo taky praktický cvičení ? všechn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iď , že se teď učí na to úterý , &lt;no&gt; ale - von přijede na pravej pout ? jo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en by se nemusel ani šifrovat ne , no né &lt;no&gt; to bys - to by bylo lidí NP už s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 vona řikala + to snad ne ! (smích) + &lt;no&gt; já vám dám tu dvojku když mi nebudete léčit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škrapový @ stěny , a jak jinak než túry ? &lt;nó&gt; ale že bych to jako neplánovala jako dem se podiva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ako myslim že by nebylo tak jednoduchý jako , no &lt;no&gt; no , by bylo drsný no , to by muse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ypadám trošku vyblitě ale prostě jako - ale né ! &lt;no&gt; ne to je žlutá jako žlutá taková jako - n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o , jo , hmm , strašný , no jo &lt;no&gt; , já sem začal - a to je teda přímo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na tý kartě teďkon @ @ tak to můžu + &lt;no&gt; , + zrušit né už nebo - můžeš no ,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 no neviděl sem to já sem to neviděl , &lt;no&gt; tak ho ukazovali + dneska + (nesrozumitelné) to bylo hrozný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@ stačilo by mně ouško jo (nesrozumitelné) karabinku (nesrozumitelné) , &lt;no&gt; karabinky já sbírám , maminka na karabinky zavírá tašky ,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chtěl jako co co s tou němčinou chceš dělat ? &lt;no&gt; to je fakt , ty to stejně budeš muset někdy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hodně , ty bodláky loni toho měl hrozně no , &lt;no&gt; chtělo by to aby to trošku posekal no jenomže +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i ho babička chtěla pochovat tak jí ho nepučila , &lt;no&gt; ty vole , vona prej s nim dělá hrozný cavyky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na dývýdýčka , ty #s ty filmy nebudem předělávat , &lt;no&gt; a co chceš předělávat ? jenom tu rodinu ? t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emeš cenu toho prášku ve kterym neni vůbec nic + &lt;no&gt; , + ani vejce ani tuk vů* vůbec nic sna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iď ? to bylo dost dobrý ne ? (smích) (smích) &lt;no&gt; to bylo docela hezký tam to bylo pěkný , n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ěch bebe + jo ten jak si řikala + + &lt;nó&gt; , + že děláš ten + dyž Hela řikala ž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jo třicet pět seš , takže dvaadvacet teda , no &lt;no&gt; , já sem ňák počítala blbě , no , takž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ovou , zase úplatek , no jó je to tak &lt;no&gt; , (silný hluk) pořád úplatky , úplatky to nejsou žádný úplatk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smích) já sem řek to pan doktor tak - (smích) &lt;no&gt; ale tak potom sme šli znova do hospody a Venc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, + já sem řek já tě dal tule + &lt;no&gt; Jindra jó ale tuten (smích) Eva se směje (smích) jak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ěkdě jezdí i tam někde jezdí jo , jo , &lt;no&gt; takže udělaj pětadvacet padesát kilometrů udělaj , no von ti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e vdávala ten týden po Velikonocích ? hmm no jo &lt;no&gt; tak sme krémy rozjely už v pondělí no jo tak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na obřad a potom dou tam až teď no no &lt;no&gt; tak ty byli v riflích normálně ty lidi a t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oderní a je pěknej Mates náhodou . teď je nakrátko &lt;no&gt; to jo no celej vyfikanej no . no jo 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 furt by si nadávala ze je to vo bláznovi &lt;no&gt; tak dobře já bych vlastně furt nadávala ne nelíbilo by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 no no tam ať si dělaj co chtěj (nesrozumitelné) &lt;no&gt; to jo to to maj daný tam ani nemůžou nic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enčí (odmlčení) von i ten pan NP byl malej viď &lt;no&gt; ale ten byl normální její muskej no ale jako n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ysim si že to je fakt dobrý no to jo &lt;no&gt; budu rozdávat eště určitě na ňáký narozeniny a tak 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o sou pětky fošny . na tom maj teda @ &lt;no&gt; jako po šedesáti centimetrech takhle naštorc teda fošny udělali desk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poslouchat ? no . to by mohlo bejt dobrý sou &lt;no&gt; zapnem počítač ? jo hmm můžem tak si dojdu pr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o tam nebude ? no tak budeš hrát na Marshalla &lt;no&gt; .. tak @ můžem to zkusit .. no třeba ta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ž do listopadu .. to je strašný to je strašný &lt;no&gt; . to bys bědovala . viď ? dyby ti Tomášek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o sem měla jít na tu vodárnu . řikam . &lt;no&gt; tak . a von tam bejvá jenom do deseti ten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jesi von už nemá takovej prostě ta* no . no &lt;no&gt; *kovou už fobii z toho to si myslim že ž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o víš že ne no (odmlčení) snad to nějak dopadne &lt;no&gt; určitě ja sem jí prostě jako . napsala že čem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ako .. sem řikala no tak to teda bude .. &lt;no&gt; a Renátě sem řikala řikám tak kočičko . tak scháněj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on nemůže mít @ krkovičku ne von kůře chci . &lt;no&gt; tak babča koupila já nevim ten ty kuřecí řízky hm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nažila se jí . snažila se jí rozmluvit toho kluka &lt;no&gt; nikdo jí na svatbě nebyl tak to je drsne (nesrozumitelné)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ak skládá těžko my sme měli doma . @ .. &lt;no&gt; já sem jakoby si začal skládat tak sem udělal první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nesrozumitelné) no tak třeba ňákýho lékaře zavolat (nesrozumitelné) to jo &lt;no&gt; ale nemůžeš tam mít furt že jo ta kobyla můž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 co vy chcete ? . byl takovej milej řikám &lt;no&gt; . tak mi to dejte no . tak mi jak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eska se globalizuje všecko tak bys to pojal takle jak &lt;no&gt; to budeme mít teďka světovou literaturu .. zkoušku hmm n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 nebyl sníh na střeše tak tam asi se udělala &lt;no&gt; asi ne ale určitě . se tam udělal led j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ak z vokapu (nesrozumitelné) tak na šrouby mazal šrouby viď &lt;no&gt; jo (smích) (odmlčení) pozdravuj tam no jo (odmlčení) sem dycky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šechno to vokolo co se tam děje že jo (kašel) &lt;no&gt; krve jak z vola viď (odmlčení) no to mě děsí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hmm . no ale zas ho nemůže bejt asi moc &lt;no&gt; . no proto měli @ za komoušů tu sedmičku ž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odu . no ne . řikají i vodu jako nesycenou &lt;no&gt; .. ale vona je taky rozdíl jesi piješ @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knížce to sou . ale tady maš . relation (cizojazyčný projev) &lt;no&gt; . to jo no máš první otázku .. takhle d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ou Dyjí jo (nesrozumitelné) Šobes Šobes ? ano . ano &lt;no&gt; . Šobes (nesrozumitelné) . tak je to zajímavé má t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šechno no měsíc tam byli no jakoby tři tejdny měsíc &lt;no&gt; . a ty si se měsíc pilně učila . t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trach nebo . prosim tě co to je ? . &lt;no&gt; tohlencto mi vykládal no tak nevim nevim jako .. (nesrozumitelné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zbláznila jo (smích) (smích) ale jako fakt to je lety &lt;no&gt; . občas tam přišlo ňáký miminko . a teď ta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ak objednal eště štyři (se smíchem) piva jako (smích) pro všechny &lt;no&gt; byly zme tam štyři no . no no (se smíchem) jak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proč sem tak zareagovala jo že jako no no no &lt;no&gt; no no že jako sem si myslela že . @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evoz ho tam nemá to význam jo @ no no &lt;no&gt; no no je opravdu špatnej no (odmlčení) a jesi tu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o tak to peklo prožívat jo je to tak . &lt;no&gt; . no . nevim .. nevim co je lepší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ocela . jo . velmi společenská viď ? společenská .. &lt;no&gt; .. @ . ta docela i organizovala . ňáký jak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ak ? . že bys nutně něco teďko třeba hledala &lt;no&gt; . sem .. (smích) (smích) aha takže seš jo ?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Růženka nám řekne . máš hezkou košili . pěknou . &lt;no&gt; jo no . jo (odmlčení) pěknou . a zrovna k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. no . co to je ? .. (nesrozumitelné) .. &lt;no&gt; . (smích) (nesrozumitelné) máš (odmlčení) letíme . taji ňáký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jako to si přímo zadáš jako co chceš ? no &lt;no&gt; no . napíšeš artróza a . už mně by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 jo jenže on moc na zahradu jako odstup nechodil &lt;no&gt; on @ tam ňák jako jo dyž bylo co polí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zima . a co myslíš ? . měl tričko . &lt;no&gt; to byla sprostá zima na tom mikinu . sice mě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z tý pily potom ne ? (smích) to nevim (smích) &lt;no&gt; . @ v Dyníně takový ty co chodili . n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ět napečené cukroví já .. já (nesrozumitelné) (smích) bude mrznout &lt;no&gt; do Vánoc (se smíchem) asi né teda ale nevím jaksi ně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ňáká hezká aha ryolitová hora .. to zamrzí asi nejvíc &lt;no&gt; . hmm . a teďka dyž mám nový ten foťák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e bílá pryskyřice ? to je křišťálová pryskyřice (nesrozumitelné) (odmlčení) &lt;no&gt; Honza to leštil asi tak třicet šest hodin jo ?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? na konec svý pracovní doby . a vona . &lt;no&gt; . a to je vů* . a vůbec kdy t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? já sem si dala malý černý a bylo výborné &lt;no&gt; to bych si taky dal bys dal ? emm dal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le víš co se tam @ po těch blbejch schodech &lt;no&gt; ale taky já si nedám plno . to já s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housky sama . @ tak nemohla vylízt do schodů .. &lt;no&gt; mě to taky dneska bolí mnohem víc . než dyž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ych ti teda po tom školení zavolal .. jo .. &lt;no&gt; a kde tě budu vyzvedávat ? ty budeš zase n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ěkdo omylem pošle na tvůj účet přepíše účet že jo &lt;no&gt; jo tak to stát může že jo ale někdo mně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jo (nesrozumitelné) vono by to za tejden už vyhnívalo (nesrozumitelné) &lt;no&gt; to by bylo zelený už zas za tejden to as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o (nesrozumitelné) do jednoho roku by mohlo bejt klidně kojený &lt;no&gt; no . a taky se tim ušetří . no jasně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tarší ale tak těch @ devadesát osum dva tisíce .. &lt;no&gt; a je to vlastně od toho samýho + co toči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- a co ten .. co ten rožnovský stavitel .. &lt;NO&gt; no ne mi dá NO ten . NO NO n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já nemám ty prachy no . no no . (smích) &lt;no&gt; jasně no . a teď . takže máš jedinou možnost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chceš to je jedno jo ? . ale .. nevim &lt;no&gt; .. prže jednou dojdeš . dojdeš k tomu . ž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y to vlasně říkáš . no bylo to hrozný no &lt;no&gt; no a skončilo to teda samozřejmě . asi tak vod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podruhý . potřetí . točím se ve schodku . povidám &lt;no&gt; nic . nepořidil sem asi . (smích) @ . čoveč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ýstavbu a podobně . má děcko s tou . @ &lt;no&gt; . víme s keró s tó . soudružkou co byl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o prostě vokusuju taji . prostě to ne .. (smích) &lt;no&gt; tak jako . já já si taji tohlensto prostě nechávám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. i z malýho .. jako se dá hodně vytěžit &lt;no&gt; .. no jinak prostě dělám pro děcka tábory takže fak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 babička panimáma . (srkání) hmm .. bude vymalováno .. &lt;no&gt; to všechno zvlhne to vyhodíme hmm (odmlčení) @ . al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 pátek ne ? a ten losos (nesrozumitelné) uvařit (kašel) &lt;no&gt; ten losos se dá do salátu co vy na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kalíšku hmm hmm a pořád je to málo . @ &lt;no&gt; jako ňáká sádra nebo co .. hmm . sem koupil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trašně je zaměstnaná a sem jak by . naspeedovaná .. &lt;no&gt; a speeduješ se . ono se ono se říká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obota neděle je na chatě ta* má pincka a jezdí &lt;no&gt; to má smolu tam není žádná pumpa v blízkosti .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o to je .. (nesrozumitelné) no to je horké jak &lt;no&gt; . tak ten adaptér ti zhořel .. mysliš ?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ít dolů a podlahu aji udělat novou viš ? . &lt;no&gt; to jo oni tam měli (nesrozumitelné) dřevěnou (nesrozumitelné) právě přemejšlí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furt měl otevřené okna dveře .. a nic .. (nesrozumitelné) &lt;no&gt; možná ja nevím jesi by tomu nepomohli .. nevím možn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uta to je peklo no .. hmm . takže tak &lt;no&gt; .. já mám teďka zásadní problém jeden .. nemaš ?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o je takový ten jako ten fousáč takový no no &lt;no&gt; . žije jo teď tož . to sem o ně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si vás vyzvedneme no . no jo prostě (nesrozumitelné) delegát &lt;no&gt; právě tadle . zrovna tadle cestovka ta je vo to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máte nějakou bandu jo něco jako takovýho jako no no &lt;no&gt; jako tady ti tady ti . vedoucí všichni a hlavní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mu to řeknu zitra že prostě ve středu ve tři &lt;no&gt; a tak když budou hrát odpoledne tak je škoda ab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 no jasne .. anebo pak v Hypernově že . &lt;no&gt; to vim taky že v Hypernově ja se ptám tad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ráno s* maj deset minut no tak vidíš no (smích) &lt;no&gt; já to nechápu to sou ty Lysolaje fakt taková díra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. a .. no proč to říkám ? .. jo &lt;no&gt; že to je prostě taková takle taková špeluňka srandovní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ně smějete . ty vole já nevěděl co mu řikám &lt;no&gt; no počuvaj počuvaj řikal taky počuvaj . pocem (smích) vy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. jes* já ani nevim tam sou dvoje dveře . &lt;no&gt; prostě jedny votevřeš jo jo no no no z bok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. (nesrozumitelné) no tož (mluví dítě) (odkašlání) a jinak já nevim &lt;no&gt; ten pař* ten pařeňák sem tam dělál . teda a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no . nevim nevim ale jak jim to pude . &lt;no&gt; nebo ať udělaj ten na rychlobruslení . stadion . Sáblic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 dva miliony korun na . renovaci k* cyklostezek (odmlčení) &lt;no&gt; prostě uplně .. no ty jo (se smíchem) to je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e jako to takle je no jako . já nevim &lt;no&gt; . ale víš co že . jakoby hodně lidí ..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oho mně se . viděl si fotky ? viděl . &lt;no&gt; no .. (nesrozumitelné) ale . ne* neuvědomuju si . jak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. takle by se to ještě vo kus zase zvětšilo &lt;no&gt; .. protože tam normálně je .. drenáž krásně udělaná j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o bylo to hyundai .. í iks třicet pět (smích) &lt;no&gt; ach jo (smích) chceš máslo ? .. jo . prosim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oni asi možná že jo no .. tak máš internet &lt;no&gt; . hmm můžeš .. no už sme na to n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liby chybičky sliby chyby (nesrozumitelné) . neřekla ahoj ty jo &lt;no&gt; . nestihla . nebo nestihl sem to ne (nesrozumitelné) Dáš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Radim tu tu sušárnu ? . no no . no &lt;no&gt; . to je místo toho nebo ? . ne @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ylo . mezi těma papírama co sem trhal že no &lt;no&gt; určitě no a teďkom je mi trapné (se smíchem) tam zavola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eště za komunistů zřejmě ale už aj teď že (odmlčení) &lt;no&gt; tak (odmlčení) ale tak vám už . vy splácíte furt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nebo jak se menuje n* naladit přirozením (se smíchem) klavír ? &lt;no&gt; nevim (smích) položí lofasa (smích) (smích) a jede (smích) ježišmarj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. z angliny . jako proto litují jo nebo . &lt;no&gt; (se smíchem) ne . tak . chápeš teďka máš tu státní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sou takle .. (nesrozumitelné) tak máš je tady ? . &lt;no&gt; . přivezla #s je ? no . a eště teď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eděli no tak tento týden . jo jasně aha . &lt;no&gt; . @ . a neska #s měla kafe nebo n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smích) no žencké . no . a Tyna málem . &lt;no&gt; kdybych ju nebyla vzbudila v ten . v ten pátek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lépl a . pak ju zadupl a už nic . &lt;no&gt; ale hochu .. tam byly . nevim jesi si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evim no snad to nějak aspoň bude dobře no . &lt;no&gt; snad to nebude teda nějak hlúpě no (odmlčení) no takž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lastně . i s* . ukončí i současně třeťák . &lt;no&gt; .. a . tak jako že uplně hrůza že j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ani ty brďo zaplať ani ani známky po tem . &lt;no&gt; . nemá vůbec nic neměl ani problémy s kyčlema nic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y hříbky . nebo něco . a už rostú ? &lt;no&gt; . rostú . ale strašně málo . no ale by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on už enom do toto . dosmažoval .. a . &lt;no&gt; po půlnoci sme si nějak sedli že už to mám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ouseda a tady souseda vzádu maji ňákej plesnivý ploty (nesrozumitelné) &lt;no&gt; to je fakt v těch filmech nebo v těch seriárech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y s* . ty . lesy byly zapařené hmm . &lt;no&gt; to bylo všechno zapařené a Jirka říká . je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uper no . akorát že (nesrozumitelné) termín . sme nechtěli &lt;no&gt; .. možná by to šlo kdybych si dal . ke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a jedete jako vlakem normálně ne autama doufám jo ? &lt;no&gt; . tak jako kola vlakem sme táhli do toho Znojma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oha . (se zíváním) a od nás by to bylo hodinu &lt;no&gt; od vás je to daleko no . dem . by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. no .. a děti . tim pak trpí nejvíc &lt;no&gt; hmm prže dycky přídou ty těžkosti no (odmlčení) no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azbu jenom se na ní podívat nebo koupit ? (odmlčení) &lt;no&gt; teďko ne to potřebujem koupit my . jo abysme ji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bude (smích) bude to prostě náročný tak (smích) no jo &lt;no&gt; oukej . já . @ . jako si si k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je vod nich montáž tak je to za devět ? &lt;no&gt; (nesrozumitelné) to by tak mělo bejt no je to tak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 jestli chcem dělat ten předek takovej bezúdržbovej tak . &lt;no&gt; tam by byly hezký chtěli sme tam ty vilíny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+ nebyla určitě ne . no . to jo . &lt;no&gt; . dobře . ale . jako já sem přesvědčenej ž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am si (nesrozumitelné) + no + šílenejch dolech jo . &lt;no&gt; . tam to podzemní město ? .. + no .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ěco . novýho co ste neviděli jo tak dej vědět &lt;no&gt; . určitě ve středu vlastně mám taky ještě volno 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no . ale řikali že to chtěj . jako nafurt &lt;no&gt; + + nafurt + + no jasně + no ž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že ti + jo ? .. + zkrátěj kalhoty zkrátit &lt;no&gt; . to víš když sme šli z tý . šatn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eště chvíli a . pak budeš samá . ta první &lt;no&gt; + ale Michal je taky + + a já má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vono jo ? .. hmm + co maj za to &lt;no&gt; . (nadechnutí) no a . (vydechnutí) . (nadechnutí) pak jim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je . povědomá že (pousmání) . (nadechnutí) ji vodněkaď znám &lt;no&gt; ale nevim vodkaď (povzdech) takhle sme šli teďka s Kájo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+ + ani nemá čas . (nadechnutí) protoe říká . &lt;no&gt; chtěla bych stihnout zejtra řbitov ale + protože furt každéh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ze školy ne ale no a já myslim že jo &lt;no&gt; jo ale chápeš jako to nemůžeš udělat (odkašlání) . já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víš jako že (nesrozumitelné) že že prostě bude ňáká ta &lt;no&gt; třeba to bude do dvou a ty pojedeš eště do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v hrobě .. (smích) to je tvůj smích jo ? &lt;no&gt; a spal dál (pousmání) no když mu prostě takhle ňákej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moc až moc . no je to takový tó no &lt;no&gt; tak uvidíme . koho si to . vyzvou .. n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v rámci . třech tejdnů každej tejden jeden nebo - &lt;no&gt; ale ty mluvíš o tom co dělá teď + n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+ no . (vydechnutí) + někdy i depresivní chování + &lt;no&gt; + @ musíš jako . hodit .. jako vystoupit z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mladší dceru . (vydechnutí) (se smíchem) no . ta . (smrkání) &lt;no&gt; ještě bude mít chvíli trochu složitější ale .. (polknutí) v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o s paní NP probraly jo už to všecko . &lt;no&gt; jo mami . ale dyť já vůbec nevim jak vypadá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mluvila sem s nima . tak sem šišlala jako debil &lt;no&gt; ty vole jako debil .. (smích) každej byl z toho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(hovor v pozadí) no řeknu Jurďovi . ho vidim každej den skoro &lt;no&gt; já po Edině chci . normálně se nechat vobarvit protož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bejval ňáký peníze . a voni voni sou to takový &lt;no&gt; .. jako polointeligenti i Dáša . protože se .. vybodli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. tajdle byly . tady to je komín viď + &lt;no&gt; + já bych to tam proto . tudle lednici tu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P povidá . ježinkote . a eště vokurky k tomu &lt;no&gt; ale (nesrozumitelné) bylo po půstě + přišlo to k (smích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akorát no (krátká pauza) pěkné . jo a toto byl takový &lt;no&gt; takový zvonička že no takový kostel tam to spíš takl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já nevím jak se tomu říká jo ten úsekový dělič &lt;no&gt; nebo něco takového no troleje jako takový jo jo j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robný udělat to suchý no a pár kremrolí n* kremrolí &lt;no&gt; nevim jak dopadnou pár tech do toho pár do toh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dycky řikala jé promiň kdybyste mu radši koupili suspenzor co &lt;no&gt; (smích) (smích) no né tak (smích) hele my těch těch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dlouho to budeš dělat eště ? do prázdnin ? . &lt;no&gt; já mám pocit že někdy v červnu mi to přestan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deme prostě na hospitaci jako (nesrozumitelné) já bych vás vzal &lt;no&gt; ale to nejde vona ředitelka je p* jako přísná n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myslíš je to jako dobrý ale to je prost* hmm &lt;no&gt; počkej no prostě ne ne ona prostě . pod* mně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 (smích) co vona hořela ňáká ? @ no . &lt;no&gt; to já ji s* . to v* nehořela ? vůbec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přišel říkám Bobe dám si pivo a najednou .. vajíčka &lt;no&gt; .. řikám . tak tu kurva nemám vole prachy tak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. mně teď připadá takovej kulatější . přijedou dneska . &lt;no&gt; už je . NP že jo ? . dneska přijedou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smích) (smích) (se smíchem) (nesrozumitelné) (se smíchem) (nesrozumitelné) (smích) prostě no .. &lt;no&gt; prostě na .. to věděla (smích) ne já sem j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 no . to my sme neska byli u Liberce &lt;no&gt; . (smích) (smích) no jo . tak jasně . n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je to zase vytáhlo zpátky . fakt jo ? . &lt;no&gt; . jenom ten záložní padák . prostě ti nepomůže .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tam máš na tom docela dost těch lanek jo . &lt;no&gt; jasně . no ty bys tim přeřezával ty lanka 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na ómy . dyž chcu měřit . @ napětí volty &lt;no&gt; nebo napětí v . silnoproud to se dá řict ž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to .. to zas to bude mastný jako prase právě &lt;no&gt; . dyž na to něco postaviš to by chtělo prkýnk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státní @ dotace tak bych to dělal okamžitě na baráku &lt;no&gt; to jo ale do* dosáhnout na to .. my na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jako .. pěkný . takový . čoklíci .. tam jedeš &lt;no&gt; asi jo no co ? hovno zle viď hmm ..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zbyde půl sudu no tak . zbylo no to .. &lt;no&gt; na co tak zbyde a máš tam více druhů nemáš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. už pán .. a von fakt ? ja říkam &lt;no&gt; . mně už je trošičku víc . a von .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jo (smích) jo dobře ty dobře křesílko hmm jo ? &lt;no&gt; . tak to Ríza - ale Rízovi to neříkej (nesrozumitelné)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@ .. na gymplu . v tom Maji ? . &lt;no&gt; jo ? .. tak prostě . @ Aleš vystoupil taky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týden . (nadechnutí) @ . do Itálie ze zumbou . &lt;no&gt; a eště pak počítej Silvestr . hmm . tak 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SUM([.K2:.K251])" office:value-type="float" office:value="143" calcext:value-type="float">
            <text:p>143</text:p>
          </table:table-cell>
          <table:table-cell table:formula="of:=SUM([.L2:.L251])" office:value-type="float" office:value="53" calcext:value-type="float">
            <text:p>53</text:p>
          </table:table-cell>
          <table:table-cell table:formula="of:=SUM([.M2:.M251])" office:value-type="float" office:value="14" calcext:value-type="float">
            <text:p>14</text:p>
          </table:table-cell>
          <table:table-cell table:formula="of:=SUM([.N2:.N251])" office:value-type="float" office:value="23" calcext:value-type="float">
            <text:p>23</text:p>
          </table:table-cell>
          <table:table-cell table:formula="of:=SUM([.O2:.O251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K252]/250" office:value-type="percentage" office:value="0.572" calcext:value-type="percentage">
            <text:p>57.20%</text:p>
          </table:table-cell>
          <table:table-cell table:style-name="ce1" table:formula="of:=[.L252]/250" office:value-type="percentage" office:value="0.212" calcext:value-type="percentage">
            <text:p>21.20%</text:p>
          </table:table-cell>
          <table:table-cell table:style-name="ce1" table:formula="of:=[.M252]/250" office:value-type="percentage" office:value="0.056" calcext:value-type="percentage">
            <text:p>5.60%</text:p>
          </table:table-cell>
          <table:table-cell table:style-name="ce1" table:formula="of:=[.N252]/250" office:value-type="percentage" office:value="0.092" calcext:value-type="percentage">
            <text:p>9.20%</text:p>
          </table:table-cell>
          <table:table-cell table:style-name="ce1" table:formula="of:=[.O252]/250" office:value-type="percentage" office:value="0.068" calcext:value-type="percentage">
            <text:p>6.80%</text:p>
          </table:table-cell>
          <table:table-cell/>
          <table:table-cell table:style-name="ce1" table:formula="of:=SUM([.K253:.O253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8T12:45:24.502761431</meta:creation-date>
    <dc:date>2024-12-08T18:54:56.362798837</dc:date>
    <meta:editing-duration>PT3H30M36S</meta:editing-duration>
    <meta:editing-cycles>5</meta:editing-cycles>
    <meta:generator>LibreOffice/6.4.7.2$Linux_X86_64 LibreOffice_project/40$Build-2</meta:generator>
    <meta:document-statistic meta:table-count="1" meta:cell-count="517" meta:object-count="0"/>
  </office:meta>
</office:document-meta>
</file>